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64in"/>
    </style:style>
    <style:style style:name="co2" style:family="table-column">
      <style:table-column-properties fo:break-before="auto" style:column-width="1.0043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1.3591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6.2988in" svg:height="3.5429in" svg:x="10.6122in" svg:y="0.0531in">
            <draw:object draw:notify-on-update-of-ranges="output.A46:output.A49 output.A1:output.A1 output.H3:output.H6 output.A16:output.A16 output.H18:output.H21 output.A31:output.A31 output.H33:output.H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2988in" svg:height="3.5429in" svg:x="16.8803in" svg:y="0in">
            <draw:object draw:notify-on-update-of-ranges="output.A46:output.A49 output.A1:output.A1 output.B3:output.B6 output.A16:output.A16 output.B18:output.B21 output.A31:output.A31 output.B33:output.B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Selection sor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ctor configuration</text:p>
          </table:table-cell>
          <table:table-cell office:value-type="string" calcext:value-type="string">
            <text:p><text:s/>Microseconds</text:p>
          </table:table-cell>
          <table:table-cell office:value-type="string" calcext:value-type="string">
            <text:p><text:s/>#Data Comparisons</text:p>
          </table:table-cell>
          <table:table-cell office:value-type="string" calcext:value-type="string">
            <text:p><text:s/>#Loop Comparisons</text:p>
          </table:table-cell>
          <table:table-cell office:value-type="string" calcext:value-type="string">
            <text:p><text:s/>#Data Comparisons</text:p>
          </table:table-cell>
          <table:table-cell office:value-type="string" calcext:value-type="string">
            <text:p><text:s/>#Loop Assignments</text:p>
          </table:table-cell>
          <table:table-cell office:value-type="string" calcext:value-type="string">
            <text:p><text:s/>#Other</text:p>
          </table:table-cell>
          <table:table-cell office:value-type="string" calcext:value-type="string">
            <text:p><text:s/>#To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500</text:p>
          </table:table-cell>
          <table:table-cell office:value-type="float" office:value="1016" calcext:value-type="float">
            <text:p>1016</text:p>
          </table:table-cell>
          <table:table-cell office:value-type="float" office:value="124251" calcext:value-type="float">
            <text:p>124251</text:p>
          </table:table-cell>
          <table:table-cell office:value-type="float" office:value="125250" calcext:value-type="float">
            <text:p>125250</text:p>
          </table:table-cell>
          <table:table-cell office:value-type="float" office:value="1996" calcext:value-type="float">
            <text:p>1996</text:p>
          </table:table-cell>
          <table:table-cell office:value-type="float" office:value="125250" calcext:value-type="float">
            <text:p>125250</text:p>
          </table:table-cell>
          <table:table-cell office:value-type="float" office:value="501" calcext:value-type="float">
            <text:p>501</text:p>
          </table:table-cell>
          <table:table-cell office:value-type="float" office:value="377248" calcext:value-type="float">
            <text:p>37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1000</text:p>
          </table:table-cell>
          <table:table-cell office:value-type="float" office:value="5468" calcext:value-type="float">
            <text:p>5468</text:p>
          </table:table-cell>
          <table:table-cell office:value-type="float" office:value="498501" calcext:value-type="float">
            <text:p>498501</text:p>
          </table:table-cell>
          <table:table-cell office:value-type="float" office:value="500500" calcext:value-type="float">
            <text:p>500500</text:p>
          </table:table-cell>
          <table:table-cell office:value-type="float" office:value="3996" calcext:value-type="float">
            <text:p>3996</text:p>
          </table:table-cell>
          <table:table-cell office:value-type="float" office:value="500500" calcext:value-type="float">
            <text:p>500500</text:p>
          </table:table-cell>
          <table:table-cell office:value-type="float" office:value="1001" calcext:value-type="float">
            <text:p>1001</text:p>
          </table:table-cell>
          <table:table-cell office:value-type="float" office:value="1504498" calcext:value-type="float">
            <text:p>150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5000</text:p>
          </table:table-cell>
          <table:table-cell office:value-type="float" office:value="107053" calcext:value-type="float">
            <text:p>107053</text:p>
          </table:table-cell>
          <table:table-cell office:value-type="float" office:value="12492501" calcext:value-type="float">
            <text:p>12492501</text:p>
          </table:table-cell>
          <table:table-cell office:value-type="float" office:value="12502500" calcext:value-type="float">
            <text:p>12502500</text:p>
          </table:table-cell>
          <table:table-cell office:value-type="float" office:value="19996" calcext:value-type="float">
            <text:p>19996</text:p>
          </table:table-cell>
          <table:table-cell office:value-type="float" office:value="12502500" calcext:value-type="float">
            <text:p>12502500</text:p>
          </table:table-cell>
          <table:table-cell office:value-type="float" office:value="5001" calcext:value-type="float">
            <text:p>5001</text:p>
          </table:table-cell>
          <table:table-cell office:value-type="float" office:value="37522498" calcext:value-type="float">
            <text:p>37522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10000</text:p>
          </table:table-cell>
          <table:table-cell office:value-type="float" office:value="384500" calcext:value-type="float">
            <text:p>384500</text:p>
          </table:table-cell>
          <table:table-cell office:value-type="float" office:value="49985001" calcext:value-type="float">
            <text:p>49985001</text:p>
          </table:table-cell>
          <table:table-cell office:value-type="float" office:value="50005000" calcext:value-type="float">
            <text:p>50005000</text:p>
          </table:table-cell>
          <table:table-cell office:value-type="float" office:value="39996" calcext:value-type="float">
            <text:p>39996</text:p>
          </table:table-cell>
          <table:table-cell office:value-type="float" office:value="50005000" calcext:value-type="float">
            <text:p>50005000</text:p>
          </table:table-cell>
          <table:table-cell office:value-type="float" office:value="10001" calcext:value-type="float">
            <text:p>10001</text:p>
          </table:table-cell>
          <table:table-cell office:value-type="float" office:value="150044998" calcext:value-type="float">
            <text:p>150044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500</text:p>
          </table:table-cell>
          <table:table-cell office:value-type="float" office:value="1304" calcext:value-type="float">
            <text:p>1304</text:p>
          </table:table-cell>
          <table:table-cell office:value-type="float" office:value="124251" calcext:value-type="float">
            <text:p>124251</text:p>
          </table:table-cell>
          <table:table-cell office:value-type="float" office:value="125250" calcext:value-type="float">
            <text:p>125250</text:p>
          </table:table-cell>
          <table:table-cell office:value-type="float" office:value="64246" calcext:value-type="float">
            <text:p>64246</text:p>
          </table:table-cell>
          <table:table-cell office:value-type="float" office:value="125250" calcext:value-type="float">
            <text:p>125250</text:p>
          </table:table-cell>
          <table:table-cell office:value-type="float" office:value="62751" calcext:value-type="float">
            <text:p>62751</text:p>
          </table:table-cell>
          <table:table-cell office:value-type="float" office:value="501748" calcext:value-type="float">
            <text:p>50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1000</text:p>
          </table:table-cell>
          <table:table-cell office:value-type="float" office:value="5789" calcext:value-type="float">
            <text:p>5789</text:p>
          </table:table-cell>
          <table:table-cell office:value-type="float" office:value="498501" calcext:value-type="float">
            <text:p>498501</text:p>
          </table:table-cell>
          <table:table-cell office:value-type="float" office:value="500500" calcext:value-type="float">
            <text:p>500500</text:p>
          </table:table-cell>
          <table:table-cell office:value-type="float" office:value="253496" calcext:value-type="float">
            <text:p>253496</text:p>
          </table:table-cell>
          <table:table-cell office:value-type="float" office:value="500500" calcext:value-type="float">
            <text:p>500500</text:p>
          </table:table-cell>
          <table:table-cell office:value-type="float" office:value="250501" calcext:value-type="float">
            <text:p>250501</text:p>
          </table:table-cell>
          <table:table-cell office:value-type="float" office:value="2003498" calcext:value-type="float">
            <text:p>2003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5000</text:p>
          </table:table-cell>
          <table:table-cell office:value-type="float" office:value="131570" calcext:value-type="float">
            <text:p>131570</text:p>
          </table:table-cell>
          <table:table-cell office:value-type="float" office:value="12492501" calcext:value-type="float">
            <text:p>12492501</text:p>
          </table:table-cell>
          <table:table-cell office:value-type="float" office:value="12502500" calcext:value-type="float">
            <text:p>12502500</text:p>
          </table:table-cell>
          <table:table-cell office:value-type="float" office:value="6267496" calcext:value-type="float">
            <text:p>6267496</text:p>
          </table:table-cell>
          <table:table-cell office:value-type="float" office:value="12502500" calcext:value-type="float">
            <text:p>12502500</text:p>
          </table:table-cell>
          <table:table-cell office:value-type="float" office:value="6252501" calcext:value-type="float">
            <text:p>6252501</text:p>
          </table:table-cell>
          <table:table-cell office:value-type="float" office:value="50017498" calcext:value-type="float">
            <text:p>50017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10000</text:p>
          </table:table-cell>
          <table:table-cell office:value-type="float" office:value="513104" calcext:value-type="float">
            <text:p>513104</text:p>
          </table:table-cell>
          <table:table-cell office:value-type="float" office:value="49985001" calcext:value-type="float">
            <text:p>49985001</text:p>
          </table:table-cell>
          <table:table-cell office:value-type="float" office:value="50005000" calcext:value-type="float">
            <text:p>50005000</text:p>
          </table:table-cell>
          <table:table-cell office:value-type="float" office:value="25034996" calcext:value-type="float">
            <text:p>25034996</text:p>
          </table:table-cell>
          <table:table-cell office:value-type="float" office:value="50005000" calcext:value-type="float">
            <text:p>50005000</text:p>
          </table:table-cell>
          <table:table-cell office:value-type="float" office:value="25005001" calcext:value-type="float">
            <text:p>25005001</text:p>
          </table:table-cell>
          <table:table-cell office:value-type="float" office:value="200034998" calcext:value-type="float">
            <text:p>200034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500</text:p>
          </table:table-cell>
          <table:table-cell office:value-type="float" office:value="1014" calcext:value-type="float">
            <text:p>1014</text:p>
          </table:table-cell>
          <table:table-cell office:value-type="float" office:value="124251" calcext:value-type="float">
            <text:p>124251</text:p>
          </table:table-cell>
          <table:table-cell office:value-type="float" office:value="125250" calcext:value-type="float">
            <text:p>125250</text:p>
          </table:table-cell>
          <table:table-cell office:value-type="float" office:value="4568" calcext:value-type="float">
            <text:p>4568</text:p>
          </table:table-cell>
          <table:table-cell office:value-type="float" office:value="125250" calcext:value-type="float">
            <text:p>125250</text:p>
          </table:table-cell>
          <table:table-cell office:value-type="float" office:value="3073" calcext:value-type="float">
            <text:p>3073</text:p>
          </table:table-cell>
          <table:table-cell office:value-type="float" office:value="382392" calcext:value-type="float">
            <text:p>3823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1000</text:p>
          </table:table-cell>
          <table:table-cell office:value-type="float" office:value="3885" calcext:value-type="float">
            <text:p>3885</text:p>
          </table:table-cell>
          <table:table-cell office:value-type="float" office:value="498501" calcext:value-type="float">
            <text:p>498501</text:p>
          </table:table-cell>
          <table:table-cell office:value-type="float" office:value="500500" calcext:value-type="float">
            <text:p>500500</text:p>
          </table:table-cell>
          <table:table-cell office:value-type="float" office:value="9592" calcext:value-type="float">
            <text:p>9592</text:p>
          </table:table-cell>
          <table:table-cell office:value-type="float" office:value="500500" calcext:value-type="float">
            <text:p>500500</text:p>
          </table:table-cell>
          <table:table-cell office:value-type="float" office:value="6597" calcext:value-type="float">
            <text:p>6597</text:p>
          </table:table-cell>
          <table:table-cell office:value-type="float" office:value="1515690" calcext:value-type="float">
            <text:p>1515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5000</text:p>
          </table:table-cell>
          <table:table-cell office:value-type="float" office:value="102454" calcext:value-type="float">
            <text:p>102454</text:p>
          </table:table-cell>
          <table:table-cell office:value-type="float" office:value="12492501" calcext:value-type="float">
            <text:p>12492501</text:p>
          </table:table-cell>
          <table:table-cell office:value-type="float" office:value="12502500" calcext:value-type="float">
            <text:p>12502500</text:p>
          </table:table-cell>
          <table:table-cell office:value-type="float" office:value="55243" calcext:value-type="float">
            <text:p>55243</text:p>
          </table:table-cell>
          <table:table-cell office:value-type="float" office:value="12502500" calcext:value-type="float">
            <text:p>12502500</text:p>
          </table:table-cell>
          <table:table-cell office:value-type="float" office:value="40248" calcext:value-type="float">
            <text:p>40248</text:p>
          </table:table-cell>
          <table:table-cell office:value-type="float" office:value="37592992" calcext:value-type="float">
            <text:p>37592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10000</text:p>
          </table:table-cell>
          <table:table-cell office:value-type="float" office:value="385081" calcext:value-type="float">
            <text:p>385081</text:p>
          </table:table-cell>
          <table:table-cell office:value-type="float" office:value="49985001" calcext:value-type="float">
            <text:p>49985001</text:p>
          </table:table-cell>
          <table:table-cell office:value-type="float" office:value="50005000" calcext:value-type="float">
            <text:p>50005000</text:p>
          </table:table-cell>
          <table:table-cell office:value-type="float" office:value="114926" calcext:value-type="float">
            <text:p>114926</text:p>
          </table:table-cell>
          <table:table-cell office:value-type="float" office:value="50005000" calcext:value-type="float">
            <text:p>50005000</text:p>
          </table:table-cell>
          <table:table-cell office:value-type="float" office:value="84931" calcext:value-type="float">
            <text:p>84931</text:p>
          </table:table-cell>
          <table:table-cell office:value-type="float" office:value="150194858" calcext:value-type="float">
            <text:p>150194858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ctor configuration</text:p>
          </table:table-cell>
          <table:table-cell office:value-type="string" calcext:value-type="string">
            <text:p><text:s/>Microseconds</text:p>
          </table:table-cell>
          <table:table-cell office:value-type="string" calcext:value-type="string">
            <text:p><text:s/>#Data Comparisons</text:p>
          </table:table-cell>
          <table:table-cell office:value-type="string" calcext:value-type="string">
            <text:p><text:s/>#Loop Comparisons</text:p>
          </table:table-cell>
          <table:table-cell office:value-type="string" calcext:value-type="string">
            <text:p><text:s/>#Data Comparisons</text:p>
          </table:table-cell>
          <table:table-cell office:value-type="string" calcext:value-type="string">
            <text:p><text:s/>#Loop Assignments</text:p>
          </table:table-cell>
          <table:table-cell office:value-type="string" calcext:value-type="string">
            <text:p><text:s/>#Other</text:p>
          </table:table-cell>
          <table:table-cell office:value-type="string" calcext:value-type="string">
            <text:p><text:s/>#To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500</text:p>
          </table:table-cell>
          <table:table-cell table:style-name="ce1" office:value-type="float" office:value="1221" calcext:value-type="float">
            <text:p>1221</text:p>
          </table:table-cell>
          <table:table-cell table:style-name="ce1" office:value-type="float" office:value="124750" calcext:value-type="float">
            <text:p>1247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749" calcext:value-type="float">
            <text:p>1257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1001" calcext:value-type="float">
            <text:p>251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1000</text:p>
          </table:table-cell>
          <table:table-cell table:style-name="ce1" office:value-type="float" office:value="4745" calcext:value-type="float">
            <text:p>4745</text:p>
          </table:table-cell>
          <table:table-cell table:style-name="ce1" office:value-type="float" office:value="499500" calcext:value-type="float">
            <text:p>499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1499" calcext:value-type="float">
            <text:p>501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2001" calcext:value-type="float">
            <text:p>1002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5000</text:p>
          </table:table-cell>
          <table:table-cell table:style-name="ce1" office:value-type="float" office:value="122649" calcext:value-type="float">
            <text:p>122649</text:p>
          </table:table-cell>
          <table:table-cell table:style-name="ce1" office:value-type="float" office:value="12497500" calcext:value-type="float">
            <text:p>12497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07499" calcext:value-type="float">
            <text:p>12507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010001" calcext:value-type="float">
            <text:p>25010001</text:p>
          </table:table-cell>
          <table:table-cell table:number-columns-repeated="7"/>
          <table:table-cell>
            <draw:frame draw:z-index="4" draw:style-name="gr1" draw:text-style-name="P1" svg:width="6.2988in" svg:height="3.5429in" svg:x="0.6126in" svg:y="0.1642in">
              <draw:object draw:notify-on-update-of-ranges="output.A46:output.A49 output.A1:output.A1 output.B7:output.B10 output.A16:output.A16 output.B22:output.B25 output.A31:output.A31 output.B37:output.B4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Sorted N = 10000</text:p>
          </table:table-cell>
          <table:table-cell table:style-name="ce1" office:value-type="float" office:value="485191" calcext:value-type="float">
            <text:p>485191</text:p>
          </table:table-cell>
          <table:table-cell table:style-name="ce1" office:value-type="float" office:value="49995000" calcext:value-type="float">
            <text:p>4999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14999" calcext:value-type="float">
            <text:p>500149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20001" calcext:value-type="float">
            <text:p>100020001</text:p>
          </table:table-cell>
          <table:table-cell>
            <draw:frame draw:z-index="1" draw:style-name="gr1" draw:text-style-name="P1" svg:width="6.2988in" svg:height="3.5429in" svg:x="0.574in" svg:y="0.0555in">
              <draw:object draw:notify-on-update-of-ranges="output.H22:output.H25 output.A1:output.A1 output.H7:output.H10 output.A16:output.A16 output.H22:output.H25 output.A31:output.A31 output.H37:output.H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Descending Sorted N = 500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249500" calcext:value-type="float">
            <text:p>2495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74250" calcext:value-type="float">
            <text:p>374250</text:p>
          </table:table-cell>
          <table:table-cell table:style-name="ce1" office:value-type="float" office:value="125749" calcext:value-type="float">
            <text:p>1257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0001" calcext:value-type="float">
            <text:p>750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1000</text:p>
          </table:table-cell>
          <table:table-cell table:style-name="ce1" office:value-type="float" office:value="10173" calcext:value-type="float">
            <text:p>10173</text:p>
          </table:table-cell>
          <table:table-cell table:style-name="ce1" office:value-type="float" office:value="999000" calcext:value-type="float">
            <text:p>999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98500" calcext:value-type="float">
            <text:p>1498500</text:p>
          </table:table-cell>
          <table:table-cell table:style-name="ce1" office:value-type="float" office:value="501499" calcext:value-type="float">
            <text:p>501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00001" calcext:value-type="float">
            <text:p>3000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5000</text:p>
          </table:table-cell>
          <table:table-cell table:style-name="ce1" office:value-type="float" office:value="259841" calcext:value-type="float">
            <text:p>259841</text:p>
          </table:table-cell>
          <table:table-cell table:style-name="ce1" office:value-type="float" office:value="24995000" calcext:value-type="float">
            <text:p>24995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492500" calcext:value-type="float">
            <text:p>37492500</text:p>
          </table:table-cell>
          <table:table-cell table:style-name="ce1" office:value-type="float" office:value="12507499" calcext:value-type="float">
            <text:p>12507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000001" calcext:value-type="float">
            <text:p>75000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10000</text:p>
          </table:table-cell>
          <table:table-cell table:style-name="ce1" office:value-type="float" office:value="1037361" calcext:value-type="float">
            <text:p>1037361</text:p>
          </table:table-cell>
          <table:table-cell table:style-name="ce1" office:value-type="float" office:value="99990000" calcext:value-type="float">
            <text:p>99990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49985000" calcext:value-type="float">
            <text:p>149985000</text:p>
          </table:table-cell>
          <table:table-cell table:style-name="ce1" office:value-type="float" office:value="50014999" calcext:value-type="float">
            <text:p>500149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0000001" calcext:value-type="float">
            <text:p>300000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500</text:p>
          </table:table-cell>
          <table:table-cell table:style-name="ce1" office:value-type="float" office:value="2364" calcext:value-type="float">
            <text:p>2364</text:p>
          </table:table-cell>
          <table:table-cell table:style-name="ce1" office:value-type="float" office:value="189083" calcext:value-type="float">
            <text:p>18908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92999" calcext:value-type="float">
            <text:p>192999</text:p>
          </table:table-cell>
          <table:table-cell table:style-name="ce1" office:value-type="float" office:value="125749" calcext:value-type="float">
            <text:p>1257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8333" calcext:value-type="float">
            <text:p>508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1000</text:p>
          </table:table-cell>
          <table:table-cell table:style-name="ce1" office:value-type="float" office:value="9372" calcext:value-type="float">
            <text:p>9372</text:p>
          </table:table-cell>
          <table:table-cell table:style-name="ce1" office:value-type="float" office:value="743553" calcext:value-type="float">
            <text:p>74355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32159" calcext:value-type="float">
            <text:p>732159</text:p>
          </table:table-cell>
          <table:table-cell table:style-name="ce1" office:value-type="float" office:value="501499" calcext:value-type="float">
            <text:p>501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78213" calcext:value-type="float">
            <text:p>1978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5000</text:p>
          </table:table-cell>
          <table:table-cell table:style-name="ce1" office:value-type="float" office:value="243135" calcext:value-type="float">
            <text:p>243135</text:p>
          </table:table-cell>
          <table:table-cell table:style-name="ce1" office:value-type="float" office:value="18793088" calcext:value-type="float">
            <text:p>18793088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8886764" calcext:value-type="float">
            <text:p>18886764</text:p>
          </table:table-cell>
          <table:table-cell table:style-name="ce1" office:value-type="float" office:value="12507499" calcext:value-type="float">
            <text:p>12507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92353" calcext:value-type="float">
            <text:p>50192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10000</text:p>
          </table:table-cell>
          <table:table-cell table:style-name="ce1" office:value-type="float" office:value="953866" calcext:value-type="float">
            <text:p>953866</text:p>
          </table:table-cell>
          <table:table-cell table:style-name="ce1" office:value-type="float" office:value="75188325" calcext:value-type="float">
            <text:p>7518832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5579975" calcext:value-type="float">
            <text:p>75579975</text:p>
          </table:table-cell>
          <table:table-cell table:style-name="ce1" office:value-type="float" office:value="50014999" calcext:value-type="float">
            <text:p>500149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793301" calcext:value-type="float">
            <text:p>20079330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ctor configuration</text:p>
          </table:table-cell>
          <table:table-cell office:value-type="string" calcext:value-type="string">
            <text:p><text:s/>Microseconds</text:p>
          </table:table-cell>
          <table:table-cell office:value-type="string" calcext:value-type="string">
            <text:p><text:s/>#Data Comparisons</text:p>
          </table:table-cell>
          <table:table-cell office:value-type="string" calcext:value-type="string">
            <text:p><text:s/>#Loop Comparisons</text:p>
          </table:table-cell>
          <table:table-cell office:value-type="string" calcext:value-type="string">
            <text:p><text:s/>#Data Comparisons</text:p>
          </table:table-cell>
          <table:table-cell office:value-type="string" calcext:value-type="string">
            <text:p><text:s/>#Loop Assignments</text:p>
          </table:table-cell>
          <table:table-cell office:value-type="string" calcext:value-type="string">
            <text:p><text:s/>#Other</text:p>
          </table:table-cell>
          <table:table-cell office:value-type="string" calcext:value-type="string">
            <text:p><text:s/>#To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5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998" calcext:value-type="float">
            <text:p>998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office:value-type="float" office:value="3497" calcext:value-type="float">
            <text:p>3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1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1998" calcext:value-type="float">
            <text:p>1998</text:p>
          </table:table-cell>
          <table:table-cell office:value-type="float" office:value="2999" calcext:value-type="float">
            <text:p>2999</text:p>
          </table:table-cell>
          <table:table-cell office:value-type="float" office:value="1" calcext:value-type="float">
            <text:p>1</text:p>
          </table:table-cell>
          <table:table-cell office:value-type="float" office:value="6997" calcext:value-type="float">
            <text:p>6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500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9998" calcext:value-type="float">
            <text:p>9998</text:p>
          </table:table-cell>
          <table:table-cell office:value-type="float" office:value="14999" calcext:value-type="float">
            <text:p>14999</text:p>
          </table:table-cell>
          <table:table-cell office:value-type="float" office:value="1" calcext:value-type="float">
            <text:p>1</text:p>
          </table:table-cell>
          <table:table-cell office:value-type="float" office:value="34997" calcext:value-type="float">
            <text:p>34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ed N = 1000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999" calcext:value-type="float">
            <text:p>19999</text:p>
          </table:table-cell>
          <table:table-cell office:value-type="float" office:value="19998" calcext:value-type="float">
            <text:p>19998</text:p>
          </table:table-cell>
          <table:table-cell office:value-type="float" office:value="29999" calcext:value-type="float">
            <text:p>29999</text:p>
          </table:table-cell>
          <table:table-cell office:value-type="float" office:value="1" calcext:value-type="float">
            <text:p>1</text:p>
          </table:table-cell>
          <table:table-cell office:value-type="float" office:value="69997" calcext:value-type="float">
            <text:p>69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500</text:p>
          </table:table-cell>
          <table:table-cell office:value-type="float" office:value="1879" calcext:value-type="float">
            <text:p>1879</text:p>
          </table:table-cell>
          <table:table-cell office:value-type="float" office:value="124750" calcext:value-type="float">
            <text:p>124750</text:p>
          </table:table-cell>
          <table:table-cell office:value-type="float" office:value="125749" calcext:value-type="float">
            <text:p>125749</text:p>
          </table:table-cell>
          <table:table-cell office:value-type="float" office:value="998" calcext:value-type="float">
            <text:p>998</text:p>
          </table:table-cell>
          <table:table-cell office:value-type="float" office:value="126249" calcext:value-type="float">
            <text:p>126249</text:p>
          </table:table-cell>
          <table:table-cell office:value-type="float" office:value="1" calcext:value-type="float">
            <text:p>1</text:p>
          </table:table-cell>
          <table:table-cell office:value-type="float" office:value="377747" calcext:value-type="float">
            <text:p>377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1000</text:p>
          </table:table-cell>
          <table:table-cell office:value-type="float" office:value="7500" calcext:value-type="float">
            <text:p>7500</text:p>
          </table:table-cell>
          <table:table-cell office:value-type="float" office:value="499500" calcext:value-type="float">
            <text:p>499500</text:p>
          </table:table-cell>
          <table:table-cell office:value-type="float" office:value="501499" calcext:value-type="float">
            <text:p>501499</text:p>
          </table:table-cell>
          <table:table-cell office:value-type="float" office:value="1998" calcext:value-type="float">
            <text:p>1998</text:p>
          </table:table-cell>
          <table:table-cell office:value-type="float" office:value="502499" calcext:value-type="float">
            <text:p>502499</text:p>
          </table:table-cell>
          <table:table-cell office:value-type="float" office:value="1" calcext:value-type="float">
            <text:p>1</text:p>
          </table:table-cell>
          <table:table-cell office:value-type="float" office:value="1505497" calcext:value-type="float">
            <text:p>1505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5000</text:p>
          </table:table-cell>
          <table:table-cell office:value-type="float" office:value="185496" calcext:value-type="float">
            <text:p>185496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12507499" calcext:value-type="float">
            <text:p>12507499</text:p>
          </table:table-cell>
          <table:table-cell office:value-type="float" office:value="9998" calcext:value-type="float">
            <text:p>9998</text:p>
          </table:table-cell>
          <table:table-cell office:value-type="float" office:value="12512499" calcext:value-type="float">
            <text:p>12512499</text:p>
          </table:table-cell>
          <table:table-cell office:value-type="float" office:value="1" calcext:value-type="float">
            <text:p>1</text:p>
          </table:table-cell>
          <table:table-cell office:value-type="float" office:value="37527497" calcext:value-type="float">
            <text:p>37527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ending Sorted N = 10000</text:p>
          </table:table-cell>
          <table:table-cell office:value-type="float" office:value="748666" calcext:value-type="float">
            <text:p>748666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50014999" calcext:value-type="float">
            <text:p>50014999</text:p>
          </table:table-cell>
          <table:table-cell office:value-type="float" office:value="19998" calcext:value-type="float">
            <text:p>19998</text:p>
          </table:table-cell>
          <table:table-cell office:value-type="float" office:value="50024999" calcext:value-type="float">
            <text:p>50024999</text:p>
          </table:table-cell>
          <table:table-cell office:value-type="float" office:value="1" calcext:value-type="float">
            <text:p>1</text:p>
          </table:table-cell>
          <table:table-cell office:value-type="float" office:value="150054997" calcext:value-type="float">
            <text:p>150054997</text:p>
          </table:table-cell>
          <table:table-cell table:number-columns-repeated="7"/>
          <table:table-cell>
            <draw:frame draw:z-index="5" draw:style-name="gr1" draw:text-style-name="P1" svg:width="6.2988in" svg:height="3.5429in" svg:x="0.5299in" svg:y="0.0409in">
              <draw:object draw:notify-on-update-of-ranges="output.A46:output.A49 output.A1:output.A1 output.B11:output.B14 output.A16:output.A16 output.B26:output.B29 output.A31:output.A31 output.B41:output.B4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Unsorted N = 500</text:p>
          </table:table-cell>
          <table:table-cell office:value-type="float" office:value="943" calcext:value-type="float">
            <text:p>943</text:p>
          </table:table-cell>
          <table:table-cell office:value-type="float" office:value="63191" calcext:value-type="float">
            <text:p>63191</text:p>
          </table:table-cell>
          <table:table-cell office:value-type="float" office:value="64190" calcext:value-type="float">
            <text:p>64190</text:p>
          </table:table-cell>
          <table:table-cell office:value-type="float" office:value="998" calcext:value-type="float">
            <text:p>998</text:p>
          </table:table-cell>
          <table:table-cell office:value-type="float" office:value="64690" calcext:value-type="float">
            <text:p>64690</text:p>
          </table:table-cell>
          <table:table-cell office:value-type="float" office:value="1" calcext:value-type="float">
            <text:p>1</text:p>
          </table:table-cell>
          <table:table-cell office:value-type="float" office:value="193070" calcext:value-type="float">
            <text:p>193070</text:p>
          </table:table-cell>
          <table:table-cell>
            <draw:frame draw:z-index="2" draw:style-name="gr1" draw:text-style-name="P1" svg:width="6.2988in" svg:height="3.5429in" svg:x="0.535in" svg:y="0.0421in">
              <draw:object draw:notify-on-update-of-ranges="output.H22:output.H25 output.A1:output.A1 output.H11:output.H14 output.A16:output.A16 output.H26:output.H29 output.A31:output.A31 output.H41:output.H4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Unsorted N = 1000</text:p>
          </table:table-cell>
          <table:table-cell office:value-type="float" office:value="3695" calcext:value-type="float">
            <text:p>3695</text:p>
          </table:table-cell>
          <table:table-cell office:value-type="float" office:value="249666" calcext:value-type="float">
            <text:p>249666</text:p>
          </table:table-cell>
          <table:table-cell office:value-type="float" office:value="251665" calcext:value-type="float">
            <text:p>251665</text:p>
          </table:table-cell>
          <table:table-cell office:value-type="float" office:value="1998" calcext:value-type="float">
            <text:p>1998</text:p>
          </table:table-cell>
          <table:table-cell office:value-type="float" office:value="252665" calcext:value-type="float">
            <text:p>252665</text:p>
          </table:table-cell>
          <table:table-cell office:value-type="float" office:value="1" calcext:value-type="float">
            <text:p>1</text:p>
          </table:table-cell>
          <table:table-cell office:value-type="float" office:value="755995" calcext:value-type="float">
            <text:p>755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5000</text:p>
          </table:table-cell>
          <table:table-cell office:value-type="float" office:value="95322" calcext:value-type="float">
            <text:p>95322</text:p>
          </table:table-cell>
          <table:table-cell office:value-type="float" office:value="6174928" calcext:value-type="float">
            <text:p>6174928</text:p>
          </table:table-cell>
          <table:table-cell office:value-type="float" office:value="6184927" calcext:value-type="float">
            <text:p>6184927</text:p>
          </table:table-cell>
          <table:table-cell office:value-type="float" office:value="9998" calcext:value-type="float">
            <text:p>9998</text:p>
          </table:table-cell>
          <table:table-cell office:value-type="float" office:value="6189927" calcext:value-type="float">
            <text:p>6189927</text:p>
          </table:table-cell>
          <table:table-cell office:value-type="float" office:value="1" calcext:value-type="float">
            <text:p>1</text:p>
          </table:table-cell>
          <table:table-cell office:value-type="float" office:value="18559781" calcext:value-type="float">
            <text:p>18559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sorted N = 10000</text:p>
          </table:table-cell>
          <table:table-cell office:value-type="float" office:value="371134" calcext:value-type="float">
            <text:p>371134</text:p>
          </table:table-cell>
          <table:table-cell office:value-type="float" office:value="24888834" calcext:value-type="float">
            <text:p>24888834</text:p>
          </table:table-cell>
          <table:table-cell office:value-type="float" office:value="24908833" calcext:value-type="float">
            <text:p>24908833</text:p>
          </table:table-cell>
          <table:table-cell office:value-type="float" office:value="19998" calcext:value-type="float">
            <text:p>19998</text:p>
          </table:table-cell>
          <table:table-cell office:value-type="float" office:value="24918833" calcext:value-type="float">
            <text:p>24918833</text:p>
          </table:table-cell>
          <table:table-cell office:value-type="float" office:value="1" calcext:value-type="float">
            <text:p>1</text:p>
          </table:table-cell>
          <table:table-cell office:value-type="float" office:value="74736499" calcext:value-type="float">
            <text:p>74736499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0T22:29:00.758306473</dc:date>
    <meta:editing-duration>PT41M59S</meta:editing-duration>
    <meta:editing-cycles>3</meta:editing-cycles>
    <meta:generator>LibreOffice/7.5.0.3$MacOSX_X86_64 LibreOffice_project/c21113d003cd3efa8c53188764377a8272d9d6de</meta:generator>
    <meta:document-statistic meta:table-count="1" meta:cell-count="319" meta:object-count="6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18cm" svg:y="0.315cm" chart:style-name="ch2">
          <text:p>Sorted Vector</text:p>
        </chart:title>
        <chart:legend chart:legend-position="end" svg:x="12.493cm" svg:y="3.703cm" style:legend-expansion="high" chart:style-name="ch3"/>
        <chart:plot-area chart:style-name="ch4" table:cell-range-address="output.A46:output.A49 output.A1:output.A1 output.H3:output.H6 output.A16:output.A16 output.H18:output.H21 output.A31:output.A31 output.H33:output.H36" chart:data-source-has-labels="both" svg:x="1.299cm" svg:y="1.288cm" svg:width="10.874cm" svg:height="6.583cm">
          <chart:coordinate-region svg:x="3.336cm" svg:y="1.487cm" svg:width="8.339cm" svg:height="5.737cm"/>
          <chart:axis chart:dimension="x" chart:name="primary-x" chart:style-name="ch5" chartooo:axis-type="auto">
            <chartooo:date-scale/>
            <chart:title svg:x="5.637cm" svg:y="8.051cm" chart:style-name="ch6">
              <text:p>Num Elements</text:p>
            </chart:title>
            <chart:categories table:cell-range-address="output.A46:output.A49"/>
          </chart:axis>
          <chart:axis chart:dimension="y" chart:name="primary-y" chart:style-name="ch5">
            <chart:title svg:x="0.451cm" svg:y="5.807cm" chart:style-name="ch7">
              <text:p>Total Operations</text:p>
            </chart:title>
            <chart:grid chart:style-name="ch8" chart:class="major"/>
          </chart:axis>
          <chart:series chart:style-name="ch9" chart:values-cell-range-address="output.H3:output.H6" chart:label-cell-address="output.A1:output.A1" chart:class="chart:line">
            <chart:data-point chart:repeated="4"/>
          </chart:series>
          <chart:series chart:style-name="ch10" chart:values-cell-range-address="output.H18:output.H21" chart:label-cell-address="output.A16:output.A16" chart:class="chart:line">
            <chart:data-point chart:repeated="4"/>
          </chart:series>
          <chart:series chart:style-name="ch11" chart:values-cell-range-address="output.H33:output.H36" chart:label-cell-address="output.A31:output.A3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output.A1:output.A1</svg:desc>
                </draw:g>
              </table:table-cell>
              <table:table-cell office:value-type="string">
                <text:p>Bubble sort</text:p>
                <draw:g>
                  <svg:desc>output.A16:output.A16</svg:desc>
                </draw:g>
              </table:table-cell>
              <table:table-cell office:value-type="string">
                <text:p>Insertion sort</text:p>
                <draw:g>
                  <svg:desc>output.A31:output.A3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output.A46:output.A49</svg:desc>
                </draw:g>
              </table:table-cell>
              <table:table-cell office:value-type="float" office:value="377248">
                <text:p>377248</text:p>
                <draw:g>
                  <svg:desc>output.H3:output.H6</svg:desc>
                </draw:g>
              </table:table-cell>
              <table:table-cell office:value-type="float" office:value="251001">
                <text:p>251001</text:p>
                <draw:g>
                  <svg:desc>output.H18:output.H21</svg:desc>
                </draw:g>
              </table:table-cell>
              <table:table-cell office:value-type="float" office:value="3497">
                <text:p>3497</text:p>
                <draw:g>
                  <svg:desc>output.H33:output.H3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04498">
                <text:p>1504498</text:p>
              </table:table-cell>
              <table:table-cell office:value-type="float" office:value="1002001">
                <text:p>1002001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522498">
                <text:p>37522498</text:p>
              </table:table-cell>
              <table:table-cell office:value-type="float" office:value="25010001">
                <text:p>25010001</text:p>
              </table:table-cell>
              <table:table-cell office:value-type="float" office:value="34997">
                <text:p>349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0044998">
                <text:p>150044998</text:p>
              </table:table-cell>
              <table:table-cell office:value-type="float" office:value="100020001">
                <text:p>100020001</text:p>
              </table:table-cell>
              <table:table-cell office:value-type="float" office:value="69997">
                <text:p>69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28cm" svg:y="0.315cm" chart:style-name="ch2">
          <text:p>Descending Sorted Vector</text:p>
        </chart:title>
        <chart:legend chart:legend-position="end" svg:x="12.493cm" svg:y="3.703cm" style:legend-expansion="high" chart:style-name="ch3"/>
        <chart:plot-area chart:style-name="ch4" table:cell-range-address="output.H22:output.H25 output.A1:output.A1 output.H7:output.H10 output.A16:output.A16 output.A31:output.A31 output.H37:output.H40" chart:data-source-has-labels="both" svg:x="1.299cm" svg:y="1.288cm" svg:width="10.874cm" svg:height="6.583cm">
          <chart:coordinate-region svg:x="3.336cm" svg:y="1.487cm" svg:width="7.942cm" svg:height="5.737cm"/>
          <chart:axis chart:dimension="x" chart:name="primary-x" chart:style-name="ch5" chartooo:axis-type="auto">
            <chartooo:date-scale/>
            <chart:title svg:x="5.637cm" svg:y="8.051cm" chart:style-name="ch6">
              <text:p>Num Elements</text:p>
            </chart:title>
            <chart:categories table:cell-range-address="output.H22:output.H25"/>
          </chart:axis>
          <chart:axis chart:dimension="y" chart:name="primary-y" chart:style-name="ch5">
            <chart:title svg:x="0.451cm" svg:y="5.807cm" chart:style-name="ch7">
              <text:p>Total Operations</text:p>
            </chart:title>
            <chart:grid chart:style-name="ch8" chart:class="major"/>
          </chart:axis>
          <chart:series chart:style-name="ch9" chart:values-cell-range-address="output.H7:output.H10" chart:label-cell-address="output.A1:output.A1" chart:class="chart:line">
            <chart:data-point chart:repeated="4"/>
          </chart:series>
          <chart:series chart:style-name="ch10" chart:values-cell-range-address="output.H22:output.H25" chart:label-cell-address="output.A16:output.A16" chart:class="chart:line">
            <chart:data-point chart:repeated="4"/>
          </chart:series>
          <chart:series chart:style-name="ch11" chart:values-cell-range-address="output.H37:output.H40" chart:label-cell-address="output.A31:output.A3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output.A1:output.A1</svg:desc>
                </draw:g>
              </table:table-cell>
              <table:table-cell office:value-type="string">
                <text:p>Bubble sort</text:p>
                <draw:g>
                  <svg:desc>output.A16:output.A16</svg:desc>
                </draw:g>
              </table:table-cell>
              <table:table-cell office:value-type="string">
                <text:p>Insertion sort</text:p>
                <draw:g>
                  <svg:desc>output.A31:output.A31</svg:desc>
                </draw:g>
              </table:table-cell>
            </table:table-row>
          </table:table-header-rows>
          <table:table-rows>
            <table:table-row>
              <table:table-cell office:value-type="float" office:value="750001">
                <text:p>750001</text:p>
                <draw:g>
                  <svg:desc>output.H22:output.H25</svg:desc>
                </draw:g>
              </table:table-cell>
              <table:table-cell office:value-type="float" office:value="501748">
                <text:p>501748</text:p>
                <draw:g>
                  <svg:desc>output.H7:output.H10</svg:desc>
                </draw:g>
              </table:table-cell>
              <table:table-cell office:value-type="float" office:value="750001">
                <text:p>750001</text:p>
                <draw:g>
                  <svg:desc>output.H22:output.H25</svg:desc>
                </draw:g>
              </table:table-cell>
              <table:table-cell office:value-type="float" office:value="377747">
                <text:p>377747</text:p>
                <draw:g>
                  <svg:desc>output.H37:output.H40</svg:desc>
                </draw:g>
              </table:table-cell>
            </table:table-row>
            <table:table-row>
              <table:table-cell office:value-type="float" office:value="3000001">
                <text:p>3000001</text:p>
              </table:table-cell>
              <table:table-cell office:value-type="float" office:value="2003498">
                <text:p>2003498</text:p>
              </table:table-cell>
              <table:table-cell office:value-type="float" office:value="3000001">
                <text:p>3000001</text:p>
              </table:table-cell>
              <table:table-cell office:value-type="float" office:value="1505497">
                <text:p>1505497</text:p>
              </table:table-cell>
            </table:table-row>
            <table:table-row>
              <table:table-cell office:value-type="float" office:value="75000001">
                <text:p>75000001</text:p>
              </table:table-cell>
              <table:table-cell office:value-type="float" office:value="50017498">
                <text:p>50017498</text:p>
              </table:table-cell>
              <table:table-cell office:value-type="float" office:value="75000001">
                <text:p>75000001</text:p>
              </table:table-cell>
              <table:table-cell office:value-type="float" office:value="37527497">
                <text:p>37527497</text:p>
              </table:table-cell>
            </table:table-row>
            <table:table-row>
              <table:table-cell office:value-type="float" office:value="300000001">
                <text:p>300000001</text:p>
              </table:table-cell>
              <table:table-cell office:value-type="float" office:value="200034998">
                <text:p>200034998</text:p>
              </table:table-cell>
              <table:table-cell office:value-type="float" office:value="300000001">
                <text:p>300000001</text:p>
              </table:table-cell>
              <table:table-cell office:value-type="float" office:value="150054997">
                <text:p>150054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5cm" chart:style-name="ch2">
          <text:p>Unsorted Vector</text:p>
        </chart:title>
        <chart:legend chart:legend-position="end" svg:x="12.493cm" svg:y="3.703cm" style:legend-expansion="high" chart:style-name="ch3"/>
        <chart:plot-area chart:style-name="ch4" table:cell-range-address="output.H22:output.H29 output.A1:output.A1 output.H11:output.H14 output.A16:output.A16 output.A31:output.A31 output.H41:output.H44" chart:data-source-has-labels="both" svg:x="1.299cm" svg:y="1.288cm" svg:width="10.874cm" svg:height="6.583cm">
          <chart:coordinate-region svg:x="3.336cm" svg:y="1.487cm" svg:width="7.942cm" svg:height="5.737cm"/>
          <chart:axis chart:dimension="x" chart:name="primary-x" chart:style-name="ch5" chartooo:axis-type="auto">
            <chartooo:date-scale/>
            <chart:title svg:x="5.637cm" svg:y="8.051cm" chart:style-name="ch6">
              <text:p>Num Elements</text:p>
            </chart:title>
            <chart:categories table:cell-range-address="output.H22:output.H25"/>
          </chart:axis>
          <chart:axis chart:dimension="y" chart:name="primary-y" chart:style-name="ch5">
            <chart:title svg:x="0.451cm" svg:y="5.807cm" chart:style-name="ch7">
              <text:p>Total Operations</text:p>
            </chart:title>
            <chart:grid chart:style-name="ch8" chart:class="major"/>
          </chart:axis>
          <chart:series chart:style-name="ch9" chart:values-cell-range-address="output.H11:output.H14" chart:label-cell-address="output.A1:output.A1" chart:class="chart:line">
            <chart:data-point chart:repeated="4"/>
          </chart:series>
          <chart:series chart:style-name="ch10" chart:values-cell-range-address="output.H26:output.H29" chart:label-cell-address="output.A16:output.A16" chart:class="chart:line">
            <chart:data-point chart:repeated="4"/>
          </chart:series>
          <chart:series chart:style-name="ch11" chart:values-cell-range-address="output.H41:output.H44" chart:label-cell-address="output.A31:output.A3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output.A1:output.A1</svg:desc>
                </draw:g>
              </table:table-cell>
              <table:table-cell office:value-type="string">
                <text:p>Bubble sort</text:p>
                <draw:g>
                  <svg:desc>output.A16:output.A16</svg:desc>
                </draw:g>
              </table:table-cell>
              <table:table-cell office:value-type="string">
                <text:p>Insertion sort</text:p>
                <draw:g>
                  <svg:desc>output.A31:output.A31</svg:desc>
                </draw:g>
              </table:table-cell>
            </table:table-row>
          </table:table-header-rows>
          <table:table-rows>
            <table:table-row>
              <table:table-cell office:value-type="float" office:value="750001">
                <text:p>750001</text:p>
                <draw:g>
                  <svg:desc>output.H22:output.H25</svg:desc>
                </draw:g>
              </table:table-cell>
              <table:table-cell office:value-type="float" office:value="382392">
                <text:p>382392</text:p>
                <draw:g>
                  <svg:desc>output.H11:output.H14</svg:desc>
                </draw:g>
              </table:table-cell>
              <table:table-cell office:value-type="float" office:value="508333">
                <text:p>508333</text:p>
                <draw:g>
                  <svg:desc>output.H26:output.H29</svg:desc>
                </draw:g>
              </table:table-cell>
              <table:table-cell office:value-type="float" office:value="193070">
                <text:p>193070</text:p>
                <draw:g>
                  <svg:desc>output.H41:output.H44</svg:desc>
                </draw:g>
              </table:table-cell>
            </table:table-row>
            <table:table-row>
              <table:table-cell office:value-type="float" office:value="3000001">
                <text:p>3000001</text:p>
              </table:table-cell>
              <table:table-cell office:value-type="float" office:value="1515690">
                <text:p>1515690</text:p>
              </table:table-cell>
              <table:table-cell office:value-type="float" office:value="1978213">
                <text:p>1978213</text:p>
              </table:table-cell>
              <table:table-cell office:value-type="float" office:value="755995">
                <text:p>755995</text:p>
              </table:table-cell>
            </table:table-row>
            <table:table-row>
              <table:table-cell office:value-type="float" office:value="75000001">
                <text:p>75000001</text:p>
              </table:table-cell>
              <table:table-cell office:value-type="float" office:value="37592992">
                <text:p>37592992</text:p>
              </table:table-cell>
              <table:table-cell office:value-type="float" office:value="50192353">
                <text:p>50192353</text:p>
              </table:table-cell>
              <table:table-cell office:value-type="float" office:value="18559781">
                <text:p>18559781</text:p>
              </table:table-cell>
            </table:table-row>
            <table:table-row>
              <table:table-cell office:value-type="float" office:value="300000001">
                <text:p>300000001</text:p>
              </table:table-cell>
              <table:table-cell office:value-type="float" office:value="150194858">
                <text:p>150194858</text:p>
              </table:table-cell>
              <table:table-cell office:value-type="float" office:value="200793301">
                <text:p>200793301</text:p>
              </table:table-cell>
              <table:table-cell office:value-type="float" office:value="74736499">
                <text:p>747364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9cm" svg:y="0.315cm" chart:style-name="ch2">
          <text:p>Sorted Vectors</text:p>
        </chart:title>
        <chart:legend chart:legend-position="end" svg:x="12.493cm" svg:y="3.703cm" style:legend-expansion="high" chart:style-name="ch3"/>
        <chart:plot-area chart:style-name="ch4" table:cell-range-address="output.A46:output.A49 output.A1:output.A1 output.B3:output.B6 output.A16:output.A16 output.B18:output.B21 output.A31:output.A31 output.B33:output.B36" chart:data-source-has-labels="both" svg:x="1.299cm" svg:y="1.288cm" svg:width="10.874cm" svg:height="6.583cm">
          <chart:coordinate-region svg:x="2.741cm" svg:y="1.487cm" svg:width="8.934cm" svg:height="5.737cm"/>
          <chart:axis chart:dimension="x" chart:name="primary-x" chart:style-name="ch5" chartooo:axis-type="auto">
            <chartooo:date-scale/>
            <chart:title svg:x="5.637cm" svg:y="8.051cm" chart:style-name="ch6">
              <text:p>Num Elements</text:p>
            </chart:title>
            <chart:categories table:cell-range-address="output.A46:output.A49"/>
          </chart:axis>
          <chart:axis chart:dimension="y" chart:name="primary-y" chart:style-name="ch5">
            <chart:title svg:x="0.451cm" svg:y="6.184cm" chart:style-name="ch7">
              <text:p>Time in Microseconds</text:p>
            </chart:title>
            <chart:grid chart:style-name="ch8" chart:class="major"/>
          </chart:axis>
          <chart:series chart:style-name="ch9" chart:values-cell-range-address="output.B3:output.B6" chart:label-cell-address="output.A1:output.A1" chart:class="chart:line">
            <chart:data-point chart:repeated="4"/>
          </chart:series>
          <chart:series chart:style-name="ch10" chart:values-cell-range-address="output.B18:output.B21" chart:label-cell-address="output.A16:output.A16" chart:class="chart:line">
            <chart:data-point chart:repeated="4"/>
          </chart:series>
          <chart:series chart:style-name="ch11" chart:values-cell-range-address="output.B33:output.B36" chart:label-cell-address="output.A31:output.A3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output.A1:output.A1</svg:desc>
                </draw:g>
              </table:table-cell>
              <table:table-cell office:value-type="string">
                <text:p>Bubble sort</text:p>
                <draw:g>
                  <svg:desc>output.A16:output.A16</svg:desc>
                </draw:g>
              </table:table-cell>
              <table:table-cell office:value-type="string">
                <text:p>Insertion sort</text:p>
                <draw:g>
                  <svg:desc>output.A31:output.A3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output.A46:output.A49</svg:desc>
                </draw:g>
              </table:table-cell>
              <table:table-cell office:value-type="float" office:value="1016">
                <text:p>1016</text:p>
                <draw:g>
                  <svg:desc>output.B3:output.B6</svg:desc>
                </draw:g>
              </table:table-cell>
              <table:table-cell office:value-type="float" office:value="1221">
                <text:p>1221</text:p>
                <draw:g>
                  <svg:desc>output.B18:output.B21</svg:desc>
                </draw:g>
              </table:table-cell>
              <table:table-cell office:value-type="float" office:value="9">
                <text:p>9</text:p>
                <draw:g>
                  <svg:desc>output.B33:output.B3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68">
                <text:p>5468</text:p>
              </table:table-cell>
              <table:table-cell office:value-type="float" office:value="4745">
                <text:p>47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7053">
                <text:p>107053</text:p>
              </table:table-cell>
              <table:table-cell office:value-type="float" office:value="122649">
                <text:p>1226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84500">
                <text:p>384500</text:p>
              </table:table-cell>
              <table:table-cell office:value-type="float" office:value="485191">
                <text:p>485191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09cm" svg:y="0.315cm" chart:style-name="ch2">
          <text:p>Descending Sorted Vectors</text:p>
        </chart:title>
        <chart:legend chart:legend-position="end" svg:x="12.493cm" svg:y="3.703cm" style:legend-expansion="high" chart:style-name="ch3"/>
        <chart:plot-area chart:style-name="ch4" table:cell-range-address="output.A46:output.A49 output.A1:output.A1 output.B7:output.B10 output.A16:output.A16 output.B22:output.B25 output.A31:output.A31 output.B37:output.B40" chart:data-source-has-labels="both" svg:x="1.299cm" svg:y="1.288cm" svg:width="10.874cm" svg:height="6.583cm">
          <chart:coordinate-region svg:x="2.939cm" svg:y="1.487cm" svg:width="8.736cm" svg:height="5.737cm"/>
          <chart:axis chart:dimension="x" chart:name="primary-x" chart:style-name="ch5" chartooo:axis-type="auto">
            <chartooo:date-scale/>
            <chart:title svg:x="5.637cm" svg:y="8.051cm" chart:style-name="ch6">
              <text:p>Num Elements</text:p>
            </chart:title>
            <chart:categories table:cell-range-address="output.A46:output.A49"/>
          </chart:axis>
          <chart:axis chart:dimension="y" chart:name="primary-y" chart:style-name="ch5">
            <chart:title svg:x="0.451cm" svg:y="6.184cm" chart:style-name="ch7">
              <text:p>Time in Microseconds</text:p>
            </chart:title>
            <chart:grid chart:style-name="ch8" chart:class="major"/>
          </chart:axis>
          <chart:series chart:style-name="ch9" chart:values-cell-range-address="output.B7:output.B10" chart:label-cell-address="output.A1:output.A1" chart:class="chart:line">
            <chart:data-point chart:repeated="4"/>
          </chart:series>
          <chart:series chart:style-name="ch10" chart:values-cell-range-address="output.B22:output.B25" chart:label-cell-address="output.A16:output.A16" chart:class="chart:line">
            <chart:data-point chart:repeated="4"/>
          </chart:series>
          <chart:series chart:style-name="ch11" chart:values-cell-range-address="output.B37:output.B40" chart:label-cell-address="output.A31:output.A3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output.A1:output.A1</svg:desc>
                </draw:g>
              </table:table-cell>
              <table:table-cell office:value-type="string">
                <text:p>Bubble sort</text:p>
                <draw:g>
                  <svg:desc>output.A16:output.A16</svg:desc>
                </draw:g>
              </table:table-cell>
              <table:table-cell office:value-type="string">
                <text:p>Insertion sort</text:p>
                <draw:g>
                  <svg:desc>output.A31:output.A3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output.A46:output.A49</svg:desc>
                </draw:g>
              </table:table-cell>
              <table:table-cell office:value-type="float" office:value="1304">
                <text:p>1304</text:p>
                <draw:g>
                  <svg:desc>output.B7:output.B10</svg:desc>
                </draw:g>
              </table:table-cell>
              <table:table-cell office:value-type="float" office:value="2576">
                <text:p>2576</text:p>
                <draw:g>
                  <svg:desc>output.B22:output.B25</svg:desc>
                </draw:g>
              </table:table-cell>
              <table:table-cell office:value-type="float" office:value="1879">
                <text:p>1879</text:p>
                <draw:g>
                  <svg:desc>output.B37:output.B4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789">
                <text:p>5789</text:p>
              </table:table-cell>
              <table:table-cell office:value-type="float" office:value="10173">
                <text:p>1017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1570">
                <text:p>131570</text:p>
              </table:table-cell>
              <table:table-cell office:value-type="float" office:value="259841">
                <text:p>259841</text:p>
              </table:table-cell>
              <table:table-cell office:value-type="float" office:value="185496">
                <text:p>1854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13104">
                <text:p>513104</text:p>
              </table:table-cell>
              <table:table-cell office:value-type="float" office:value="1037361">
                <text:p>1037361</text:p>
              </table:table-cell>
              <table:table-cell office:value-type="float" office:value="748666">
                <text:p>7486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1cm" svg:y="0.315cm" chart:style-name="ch2">
          <text:p>Unsorted Vectors</text:p>
        </chart:title>
        <chart:legend chart:legend-position="end" svg:x="12.493cm" svg:y="3.703cm" style:legend-expansion="high" chart:style-name="ch3"/>
        <chart:plot-area chart:style-name="ch4" table:cell-range-address="output.A46:output.A49 output.A1:output.A1 output.B11:output.B14 output.A16:output.A16 output.B26:output.B29 output.A31:output.A31 output.B41:output.B44" chart:data-source-has-labels="both" svg:x="1.299cm" svg:y="1.288cm" svg:width="10.874cm" svg:height="6.583cm">
          <chart:coordinate-region svg:x="2.939cm" svg:y="1.487cm" svg:width="8.736cm" svg:height="5.737cm"/>
          <chart:axis chart:dimension="x" chart:name="primary-x" chart:style-name="ch5" chartooo:axis-type="auto">
            <chartooo:date-scale/>
            <chart:title svg:x="5.637cm" svg:y="8.051cm" chart:style-name="ch6">
              <text:p>Num Elements</text:p>
            </chart:title>
            <chart:categories table:cell-range-address="output.A46:output.A49"/>
          </chart:axis>
          <chart:axis chart:dimension="y" chart:name="primary-y" chart:style-name="ch5">
            <chart:title svg:x="0.451cm" svg:y="6.184cm" chart:style-name="ch7">
              <text:p>Time in Microseconds</text:p>
            </chart:title>
            <chart:grid chart:style-name="ch8" chart:class="major"/>
          </chart:axis>
          <chart:series chart:style-name="ch9" chart:values-cell-range-address="output.B11:output.B14" chart:label-cell-address="output.A1:output.A1" chart:class="chart:line">
            <chart:data-point chart:repeated="4"/>
          </chart:series>
          <chart:series chart:style-name="ch10" chart:values-cell-range-address="output.B26:output.B29" chart:label-cell-address="output.A16:output.A16" chart:class="chart:line">
            <chart:data-point chart:repeated="4"/>
          </chart:series>
          <chart:series chart:style-name="ch11" chart:values-cell-range-address="output.B41:output.B44" chart:label-cell-address="output.A31:output.A3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</text:p>
                <draw:g>
                  <svg:desc>output.A1:output.A1</svg:desc>
                </draw:g>
              </table:table-cell>
              <table:table-cell office:value-type="string">
                <text:p>Bubble sort</text:p>
                <draw:g>
                  <svg:desc>output.A16:output.A16</svg:desc>
                </draw:g>
              </table:table-cell>
              <table:table-cell office:value-type="string">
                <text:p>Insertion sort</text:p>
                <draw:g>
                  <svg:desc>output.A31:output.A3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output.A46:output.A49</svg:desc>
                </draw:g>
              </table:table-cell>
              <table:table-cell office:value-type="float" office:value="1014">
                <text:p>1014</text:p>
                <draw:g>
                  <svg:desc>output.B11:output.B14</svg:desc>
                </draw:g>
              </table:table-cell>
              <table:table-cell office:value-type="float" office:value="2364">
                <text:p>2364</text:p>
                <draw:g>
                  <svg:desc>output.B26:output.B29</svg:desc>
                </draw:g>
              </table:table-cell>
              <table:table-cell office:value-type="float" office:value="943">
                <text:p>943</text:p>
                <draw:g>
                  <svg:desc>output.B41:output.B4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85">
                <text:p>3885</text:p>
              </table:table-cell>
              <table:table-cell office:value-type="float" office:value="9372">
                <text:p>9372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2454">
                <text:p>102454</text:p>
              </table:table-cell>
              <table:table-cell office:value-type="float" office:value="243135">
                <text:p>243135</text:p>
              </table:table-cell>
              <table:table-cell office:value-type="float" office:value="95322">
                <text:p>953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85081">
                <text:p>385081</text:p>
              </table:table-cell>
              <table:table-cell office:value-type="float" office:value="953866">
                <text:p>953866</text:p>
              </table:table-cell>
              <table:table-cell office:value-type="float" office:value="371134">
                <text:p>3711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